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7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19">
      <style:text-properties fo:font-size="10pt" style:font-size-asian="10pt" style:font-size-complex="10pt"/>
    </style:style>
    <style:style style:name="ce8" style:family="table-cell" style:parent-style-name="Default" style:data-style-name="N119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11">
      <style:text-properties fo:font-size="10pt" style:font-size-asian="10pt" style:font-size-complex="10pt"/>
    </style:style>
    <style:style style:name="ce1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Foglio1" table:style-name="ta1" table:print="false">
        <table:table-column table:style-name="co1" table:number-columns-repeated="3" table:default-cell-style-name="ce3"/>
        <table:table-column table:style-name="co1" table:default-cell-style-name="ce9"/>
        <table:table-column table:style-name="co2" table:number-columns-repeated="1020" table:default-cell-style-name="ce3"/>
        <table:table-row table:style-name="ro1">
          <table:table-cell table:style-name="ce1" table:number-columns-repeated="3"/>
          <table:table-cell table:style-name="ce6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6"/>
          <table:table-cell table:style-name="ce1">
            <draw:frame table:end-cell-address="Foglio1.J26" table:end-x="0.4118in" table:end-y="0.072in" draw:z-index="0" draw:style-name="gr1" svg:width="4.6417in" svg:height="4.3059in" svg:x="0.2154in" svg:y="0.0197in">
              <draw:object draw:notify-on-update-of-ranges="Foglio1.A4:Foglio1.A15 Foglio1.B3:Foglio1.B3 Foglio1.B4:Foglio1.B15 Foglio1.C3:Foglio1.C3 Foglio1.C4:Foglio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>
            <text:p>Mese</text:p>
          </table:table-cell>
          <table:table-cell table:style-name="ce2" office:value-type="float" office:value="2014">
            <text:p>2014</text:p>
          </table:table-cell>
          <table:table-cell table:style-name="ce2" office:value-type="float" office:value="2015">
            <text:p>2015</text:p>
          </table:table-cell>
          <table:table-cell table:style-name="ce2" office:value-type="string">
            <text:p>+/-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Gennaio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style-name="ce7" table:formula="of:=ROUND([.C4]/[.B4]-1;2)" office:value-type="percentage" office:value="0.2">
            <text:p>20.0%</text:p>
          </table:table-cell>
          <table:table-cell table:number-columns-repeated="1020"/>
        </table:table-row>
        <table:table-row table:style-name="ro1">
          <table:table-cell office:value-type="string">
            <text:p>Febbraio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style-name="ce7" table:formula="of:=ROUND([.C5]/[.B5]-1;2)" office:value-type="percentage" office:value="0.19">
            <text:p>19.0%</text:p>
          </table:table-cell>
          <table:table-cell table:number-columns-repeated="1020"/>
        </table:table-row>
        <table:table-row table:style-name="ro1">
          <table:table-cell office:value-type="string">
            <text:p>Marzo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style-name="ce7" table:formula="of:=ROUND([.C6]/[.B6]-1;2)" office:value-type="percentage" office:value="0.18">
            <text:p>18.0%</text:p>
          </table:table-cell>
          <table:table-cell table:number-columns-repeated="1020"/>
        </table:table-row>
        <table:table-row table:style-name="ro1">
          <table:table-cell office:value-type="string">
            <text:p>Aprile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style-name="ce7" table:formula="of:=ROUND([.C7]/[.B7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office:value-type="string">
            <text:p>Maggio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style-name="ce7" table:formula="of:=ROUND([.C8]/[.B8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office:value-type="string">
            <text:p>Giugno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style-name="ce7" table:formula="of:=ROUND([.C9]/[.B9]-1;2)" office:value-type="percentage" office:value="0.16">
            <text:p>16.0%</text:p>
          </table:table-cell>
          <table:table-cell table:number-columns-repeated="1020"/>
        </table:table-row>
        <table:table-row table:style-name="ro1">
          <table:table-cell office:value-type="string">
            <text:p>Luglio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style-name="ce7" table:formula="of:=ROUND([.C10]/[.B10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office:value-type="string">
            <text:p>Agosto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style-name="ce7" table:formula="of:=ROUND([.C11]/[.B11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office:value-type="string">
            <text:p>Settembre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style-name="ce7" table:formula="of:=ROUND([.C12]/[.B12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office:value-type="string">
            <text:p>Ottobre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table:style-name="ce7" table:formula="of:=ROUND([.C13]/[.B13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office:value-type="string">
            <text:p>Novembre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table:style-name="ce7" table:formula="of:=ROUND([.C14]/[.B14]-1;2)" office:value-type="percentage" office:value="0.13">
            <text:p>13.0%</text:p>
          </table:table-cell>
          <table:table-cell table:number-columns-repeated="1020"/>
        </table:table-row>
        <table:table-row table:style-name="ro1">
          <table:table-cell office:value-type="string">
            <text:p>Dicembre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style-name="ce7" table:formula="of:=ROUND([.C15]/[.B15]-1;2)" office:value-type="percentage" office:value="0.13">
            <text:p>13.0%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5" table:formula="of:=SUM([.B4:.B15])" office:value-type="float" office:value="306">
            <text:p>306</text:p>
          </table:table-cell>
          <table:table-cell table:style-name="ce5" table:formula="of:=SUM([.C4:.C15])" office:value-type="float" office:value="354">
            <text:p>354</text:p>
          </table:table-cell>
          <table:table-cell table:style-name="ce8" table:formula="of:=ROUND([.C16]/[.B16]-1;2)" office:value-type="percentage" office:value="0.16">
            <text:p>16.0%</text:p>
          </table:table-cell>
          <table:table-cell table:style-name="ce10"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glio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it" fo:country="IT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percentage-style style:name="N119">
      <number:number number:decimal-places="1" number:min-integer-digits="1"/>
      <number:text>%</number:text>
    </number:percentage-style>
    <number:currency-style style:name="N121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1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4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4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7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08/17/2015</text:date>, <text:time>15:4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5:41</meta:creation-date>
    <dc:date>2015-08-17T15:47:18</dc:date>
    <meta:editing-duration>PT01H26M10S</meta:editing-duration>
    <meta:editing-cycles>16</meta:editing-cycles>
    <meta:generator>NeoOffice/3.2015_Classic_Edition_Beta$Unix OpenOffice.org_project/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1.791cm" svg:height="10.938cm" chart:class="chart:bar" chart:style-name="ch1">
        <chart:legend chart:legend-position="end" svg:x="10.279cm" svg:y="4.974cm" chart:style-name="ch2"/>
        <chart:plot-area chart:style-name="ch3" table:cell-range-address="Foglio1.A3:Foglio1.C15" chart:data-source-has-labels="both" svg:x="0.269cm" svg:y="0.218cm" svg:width="9.776cm" svg:height="10.267cm">
          <chart:axis chart:dimension="x" chart:name="primary-x" chart:style-name="ch4">
            <chart:title svg:x="5.055cm" svg:y="10.131cm" chart:style-name="ch5">
              <text:p>Mese</text:p>
            </chart:title>
            <chart:categories table:cell-range-address="Foglio1.A4:Foglio1.A15"/>
          </chart:axis>
          <chart:axis chart:dimension="y" chart:name="primary-y" chart:style-name="ch6">
            <chart:title svg:x="0.236cm" svg:y="5.7cm" chart:style-name="ch7">
              <text:p>Fatturato</text:p>
            </chart:title>
            <chart:grid chart:style-name="ch8" chart:class="major"/>
          </chart:axis>
          <chart:series chart:style-name="ch9" chart:values-cell-range-address="Foglio1.B4:Foglio1.B15" chart:label-cell-address="Foglio1.B3:Foglio1.B3" chart:class="chart:bar">
            <chart:data-point chart:repeated="12"/>
          </chart:series>
          <chart:series chart:style-name="ch10" chart:values-cell-range-address="Foglio1.C4:Foglio1.C15" chart:label-cell-address="Foglio1.C3:Foglio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oglio1.B3:Foglio1.B3">2014</text:p>
              </table:table-cell>
              <table:table-cell office:value-type="string">
                <text:p text:id="Foglio1.C3:Foglio1.C3">2015</text:p>
              </table:table-cell>
            </table:table-row>
          </table:table-header-rows>
          <table:table-rows>
            <table:table-row>
              <table:table-cell office:value-type="string">
                <text:p text:id="Foglio1.A4:Foglio1.A15">Gennaio</text:p>
              </table:table-cell>
              <table:table-cell office:value-type="float" office:value="20">
                <text:p text:id="Foglio1.B4:Foglio1.B15">20</text:p>
              </table:table-cell>
              <table:table-cell office:value-type="float" office:value="24">
                <text:p text:id="Foglio1.C4:Foglio1.C15">24</text:p>
              </table:table-cell>
            </table:table-row>
            <table:table-row>
              <table:table-cell office:value-type="string">
                <text:p>Febbraio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Marzo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Aprile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Maggio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Giugno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Luglio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Agosto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Settembre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Ottobre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Novembre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Dicembre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2015_Classic_Edition_Beta$Unix OpenOffice.org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